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b34e5" officeooo:paragraph-rsid="000b34e5"/>
    </style:style>
    <style:style style:name="P2" style:family="paragraph" style:parent-style-name="Text_20_body">
      <style:text-properties officeooo:rsid="000b34e5" officeooo:paragraph-rsid="000d0a31"/>
    </style:style>
    <style:style style:name="P3" style:family="paragraph" style:parent-style-name="Text_20_body">
      <style:text-properties officeooo:rsid="000d0a31" officeooo:paragraph-rsid="000d0a31"/>
    </style:style>
    <style:style style:name="P4" style:family="paragraph" style:parent-style-name="Title">
      <style:text-properties officeooo:rsid="000b34e5" officeooo:paragraph-rsid="000b34e5"/>
    </style:style>
    <style:style style:name="P5" style:family="paragraph" style:parent-style-name="Heading_20_1">
      <style:text-properties officeooo:rsid="000b34e5" officeooo:paragraph-rsid="000b34e5"/>
    </style:style>
    <style:style style:name="P6" style:family="paragraph" style:parent-style-name="Heading_20_1">
      <style:text-properties officeooo:rsid="000b34e5" officeooo:paragraph-rsid="000d0a31"/>
    </style:style>
    <style:style style:name="P7" style:family="paragraph" style:parent-style-name="Heading_20_1">
      <style:text-properties officeooo:rsid="000d0a31" officeooo:paragraph-rsid="000d0a31"/>
    </style:style>
    <style:style style:name="T1" style:family="text">
      <style:text-properties officeooo:rsid="000d0a3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aycare Manager Documentation</text:p>
      <text:p text:style-name="P1"/>
      <text:h text:style-name="P5" text:outline-level="1">I General use / purposes </text:h>
      <text:p text:style-name="P1">The purpose of the daycare manager is to marange both children and staff of the SUNY Potsdam daycare center.</text:p>
      <text:h text:style-name="P5" text:outline-level="1">II Starting the server</text:h>
      <text:p text:style-name="P1">The server is started by running the start script “start-dev.bat”. This should be set up to start when the host machine boots. Please be patient, as the server takes several minutes to boot. </text:p>
      <text:p text:style-name="P1">It is therefore recommended that the host computer be <text:span text:style-name="T1">kept</text:span> on as long as <text:span text:style-name="T1">possible.</text:span></text:p>
      <text:h text:style-name="P7" text:outline-level="1">III Accessing the program</text:h>
      <text:p text:style-name="P3">To access the client, start up an internet browser and enter “localhost:3000”. This will bring you to the homepage.</text:p>
      <text:h text:style-name="P6" text:outline-level="1">I<text:span text:style-name="T1">V</text:span> <text:s/>Usage</text:h>
      <text:p text:style-name="P2">This program receives applications to the daycare from a Google survey that feeds data into a google sheet. This program manually downloads this data when one presses the “Refresh Page” button on the waiting list page. This will pull the data into the waiting list and generate a profile based on the data entered in the survey. This profile is viewed by pressing the “View Profile” button. To accept a student into the program, click on <text:s/>the accept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9T13:25:32.269007565</meta:creation-date>
    <dc:date>2016-11-29T13:49:44.341450547</dc:date>
    <meta:editing-duration>PT9M1S</meta:editing-duration>
    <meta:editing-cycles>1</meta:editing-cycles>
    <meta:document-statistic meta:table-count="0" meta:image-count="0" meta:object-count="0" meta:page-count="1" meta:paragraph-count="10" meta:word-count="183" meta:character-count="1063" meta:non-whitespace-character-count="886"/>
    <meta:generator>LibreOffice/4.2.8.2$Linux_X86_64 LibreOffice_project/420m0$Build-2</meta:generator>
  </office:meta>
</office:document-meta>
</file>